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df2f" officeooo:paragraph-rsid="0004df2f"/>
    </style:style>
    <style:style style:name="P2" style:family="paragraph" style:parent-style-name="Heading_20_1">
      <style:paragraph-properties fo:break-before="page"/>
    </style:style>
    <style:style style:name="P3" style:family="paragraph" style:parent-style-name="Standard">
      <style:text-properties fo:background-color="#ffff00"/>
    </style:style>
    <style:style style:name="P4" style:family="paragraph" style:parent-style-name="Standard">
      <style:text-properties officeooo:rsid="0004df2f" officeooo:paragraph-rsid="0004df2f" fo:background-color="#ffff00"/>
    </style:style>
    <style:style style:name="P5" style:family="paragraph" style:parent-style-name="Standard">
      <style:text-properties fo:background-color="#729fcf"/>
    </style:style>
    <style:style style:name="P6" style:family="paragraph" style:parent-style-name="Standard">
      <style:text-properties officeooo:rsid="0004df2f" officeooo:paragraph-rsid="0004df2f"/>
    </style:style>
    <style:style style:name="P7" style:family="paragraph" style:parent-style-name="Standard">
      <style:text-properties officeooo:rsid="0004df2f" officeooo:paragraph-rsid="0004df2f" fo:background-color="#81d41a"/>
    </style:style>
    <style:style style:name="T1" style:family="text">
      <style:text-properties officeooo:rsid="0004df2f"/>
    </style:style>
    <style:style style:name="T2" style:family="text">
      <style:text-properties officeooo:rsid="000846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CONSULTAS XQUE<text:span text:style-name="T1">R</text:span>Y PARA SIMULACRO</text:h>
      <text:p text:style-name="P1">Tiempo estimado: 2 horas</text:p>
      <text:p text:style-name="P1"/>
      <text:p text:style-name="P5"><text:span text:style-name="T1">1. </text:span>El modelo de las impresoras de tipo láser.</text:p>
      <text:p text:style-name="Standard"/>
      <text:p text:style-name="P3">for $impresora in doc("impresoras.xml")//impresora[@tipo="láser"]/modelo</text:p>
      <text:p text:style-name="P3">return data($impresora)</text:p>
      <text:p text:style-name="P3"/>
      <text:p text:style-name="P5"><text:span text:style-name="T1">2. </text:span>La marca y modelo (separados por un espacio en blanco) de las impresoras con más de un tamaño.</text:p>
      <text:p text:style-name="Standard"/>
      <text:p text:style-name="P3">for $impresora in doc("impresoras.xml")//impresora[count(tamano) &gt; 1]</text:p>
      <text:p text:style-name="P3">return concat(data($impresora/marca), " ", data($impresora/modelo))</text:p>
      <text:p text:style-name="Standard"/>
      <text:p text:style-name="P5"><text:span text:style-name="T1">3. </text:span>La marca y modelo (separados por un espacio en blanco) de las impresoras con tamaño A3 (pueden tener otros).</text:p>
      <text:p text:style-name="Standard"/>
      <text:p text:style-name="P3">for $impresora in doc("impresoras.xml")//impresora[tamano = "A3"]</text:p>
      <text:p text:style-name="P3">return concat(data($impresora/marca), " ", data($impresora/modelo))</text:p>
      <text:p text:style-name="Standard"/>
      <text:p text:style-name="Standard"/>
      <text:p text:style-name="P5"><text:span text:style-name="T1">4. </text:span>La marca y modelo (separados por un espacio en blanco) de las impresoras con tamaño A3 como único tamaño.</text:p>
      <text:p text:style-name="P5"/>
      <text:p text:style-name="P3">for $impresora in doc("impresoras.xml")//impresora[count(tamano) = 1 and tamano = "A3"]</text:p>
      <text:p text:style-name="P3">return concat(data($impresora/marca), " ", data($impresora/modelo))</text:p>
      <text:p text:style-name="Standard"/>
      <text:p text:style-name="P5"><text:span text:style-name="T1">5. </text:span>El modelo de las impresoras en red.</text:p>
      <text:p text:style-name="P5"/>
      <text:p text:style-name="P3">for $impresora in doc("impresoras.xml")//impresora[enred]</text:p>
      <text:p text:style-name="P3">return data($impresora/modelo)</text:p>
      <text:p text:style-name="Standard"/>
      <text:p text:style-name="P5"><text:span text:style-name="T1">6. </text:span>La cantidad de impresoras guardadas en el fichero XML.</text:p>
      <text:p text:style-name="P5"/>
      <text:p text:style-name="P3">count(doc("impresoras.xml")//impresora)</text:p>
      <text:p text:style-name="Standard"/>
      <text:p text:style-name="P5"><text:span text:style-name="T1">7. </text:span>Las impresoras (elementos &lt;impresora&gt;) compradas en 2018 o después. Los resultados se deben ordenar por año de compra (orden ascendente).</text:p>
      <text:p text:style-name="P5"/>
      <text:p text:style-name="P3">for $impresora in doc("impresoras.xml")//impresora[xs:integer(@compra) &gt;=2018]</text:p>
      <text:p text:style-name="P3">order by xs:integer(@compra)</text:p>
      <text:p text:style-name="P3">return $impresora</text:p>
      <text:p text:style-name="P5"/>
      <text:p text:style-name="P5"><text:span text:style-name="T1">8. </text:span>Las impresoras (elementos &lt;impresora&gt;) con un peso igual o superior a 5 kg.</text:p>
      <text:p text:style-name="P5"/>
      <text:p text:style-name="P3">for $impresora in doc("impresoras.xml")//impresora[xs:double(peso) &gt;= 5]</text:p>
      <text:p text:style-name="P3">return $impresora</text:p>
      <text:p text:style-name="Standard"/>
      <text:p text:style-name="P5"><text:span text:style-name="T1">9. </text:span>Las impresoras (elementos &lt;impresora&gt;) que tienen cartucho con código C-456P.</text:p>
      <text:p text:style-name="P3"><text:soft-page-break/>for $impresora in doc("impresoras.xml")//impresora[cartucho = "C-456P"]</text:p>
      <text:p text:style-name="P3">return $impresora</text:p>
      <text:p text:style-name="Standard"/>
      <text:p text:style-name="P5"><text:span text:style-name="T1">10. </text:span>La impresora (elemento &lt;impresora&gt;) más pesada.</text:p>
      <text:p text:style-name="P5"/>
      <text:p text:style-name="P3">for $impresora in doc("impresoras.xml")//impresora[not(../impresora/xs:double(peso) &gt; xs:double(peso))]</text:p>
      <text:p text:style-name="P3">return $impresora</text:p>
      <text:p text:style-name="P3"/>
      <text:p text:style-name="Standard"/>
      <text:p text:style-name="P1"/>
      <text:h text:style-name="P2" text:outline-level="1">Consideraciones para el examen</text:h>
      <text:p text:style-name="P1">Recordad que en el examen os dejaré consultar vuestros ejercicios y acceso a internet (pero no ChatGPT/inteligencias/trabajo en equipo).</text:p>
      <text:p text:style-name="P1"/>
      <text:p text:style-name="P1">La principal dificultad estriba por tanto en el tiempo. Es necesario que conozcáis el funcionamiento en general de las consultas Xquery para así tener tiempo para buscar sólo aquellas cuestiones en las que tengáis dudas.</text:p>
      <text:p text:style-name="P1"/>
      <text:p text:style-name="P1">EXTRA. Una pregunta del examen será pasar el XML a formato HTML. Por ejemplo, ¿sabrías crear una tabla (o lista) con el número de serie, marca y modelo de las impresoras? </text:p>
      <text:p text:style-name="P1"/>
      <text:p text:style-name="P4">let $impresoras := doc("<text:span text:style-name="T2">impresoras</text:span>.xml")//impresora</text:p>
      <text:p text:style-name="P4">return</text:p>
      <text:p text:style-name="P4">&lt;html lang="es"&gt;</text:p>
      <text:p text:style-name="P4"><text:s text:c="2"/>&lt;head&gt;</text:p>
      <text:p text:style-name="P4"><text:s text:c="4"/>&lt;meta charset="UTF-8"/&gt;</text:p>
      <text:p text:style-name="P4"><text:s text:c="4"/>&lt;meta name="viewport" content="width=device-width, initial-scale=1.0"/&gt;</text:p>
      <text:p text:style-name="P4"><text:s text:c="4"/>&lt;title&gt;Impresoras&lt;/title&gt;</text:p>
      <text:p text:style-name="P4"><text:s text:c="2"/>&lt;/head&gt;</text:p>
      <text:p text:style-name="P4"><text:s text:c="2"/>&lt;body&gt;</text:p>
      <text:p text:style-name="P4"><text:s text:c="4"/>&lt;h1&gt;Impresoras&lt;/h1&gt;</text:p>
      <text:p text:style-name="P4"><text:s text:c="4"/>&lt;table border="1"&gt;</text:p>
      <text:p text:style-name="P4"><text:s text:c="6"/>&lt;tr&gt;</text:p>
      <text:p text:style-name="P4"><text:s text:c="8"/>&lt;th&gt;Número de Serie&lt;/th&gt;</text:p>
      <text:p text:style-name="P4"><text:s text:c="8"/>&lt;th&gt;Marca&lt;/th&gt;</text:p>
      <text:p text:style-name="P4"><text:s text:c="8"/>&lt;th&gt;Modelo&lt;/th&gt;</text:p>
      <text:p text:style-name="P4"><text:s text:c="6"/>&lt;/tr&gt;</text:p>
      <text:p text:style-name="P4"><text:s text:c="6"/>{</text:p>
      <text:p text:style-name="P4"><text:s text:c="8"/>for $impresora in $impresoras</text:p>
      <text:p text:style-name="P4"><text:s text:c="8"/>return</text:p>
      <text:p text:style-name="P4"><text:s text:c="8"/>&lt;tr&gt;</text:p>
      <text:p text:style-name="P4"><text:s text:c="10"/>&lt;td&gt;{data($impresora/@numSerie)}&lt;/td&gt;</text:p>
      <text:p text:style-name="P4"><text:s text:c="10"/>&lt;td&gt;{data($impresora/marca)}&lt;/td&gt;</text:p>
      <text:p text:style-name="P4"><text:s text:c="10"/>&lt;td&gt;{data($impresora/modelo)}&lt;/td&gt;</text:p>
      <text:p text:style-name="P4"><text:s text:c="8"/>&lt;/tr&gt;</text:p>
      <text:p text:style-name="P4"><text:s text:c="6"/>}</text:p>
      <text:p text:style-name="P4"><text:s text:c="4"/>&lt;/table&gt;</text:p>
      <text:p text:style-name="P4"><text:s text:c="2"/>&lt;/body&gt;</text:p>
      <text:p text:style-name="P4">&lt;/html&gt;</text:p>
      <text:p text:style-name="P4"/>
      <text:p text:style-name="P4"/>
      <text:p text:style-name="P7">&lt;html lang="es"&gt;&lt;head&gt;&lt;meta charset="UTF-8"/&gt;&lt;meta name="viewport" content="width=device-width, initial-scale=1.0"/&gt;&lt;title&gt;Impresoras&lt;/title&gt;&lt;/head&gt;&lt;body&gt;&lt;h1&gt;Impresoras&lt;/h1&gt;&lt;table border="1"&gt;&lt;tr&gt;&lt;th&gt;Número de Serie&lt;/th&gt;&lt;th&gt;Marca&lt;/th&gt;&lt;th&gt;Modelo&lt;/th&gt;&lt;/tr&gt;&lt;tr&gt;&lt;td&gt;i245&lt;/td&gt;&lt;td&gt;Epson&lt;/td&gt;&lt;td&gt;EPL300&lt;/td&gt;&lt;/tr&gt;&lt;tr&gt;&lt;td&gt;i246&lt;/td&gt;&lt;td&gt;HP&lt;/td&gt;&lt;td&gt;LaserJet 2410&lt;/td&gt;&lt;/tr&gt;&lt;tr&gt;&lt;td&gt;i247&lt;/td&gt;&lt;td&gt;HP&lt;/td&gt;&lt;td&gt;LaserJet 2420&lt;/td&gt;&lt;/tr&gt;&lt;tr&gt;&lt;td&gt;i248&lt;/td&gt;&lt;td&gt;HP&lt;/td&gt;&lt;td&gt;LaserJet 2430&lt;/td&gt;&lt;/tr&gt;&lt;tr&gt;&lt;td&gt;i249&lt;/td&gt;&lt;td&gt;Canon&lt;/td&gt;&lt;td&gt;LBP6030w&lt;/td&gt;&lt;/tr&gt;&lt;tr&gt;&lt;td&gt;i250&lt;/<text:soft-page-break/>td&gt;&lt;td&gt;Brother&lt;/td&gt;&lt;td&gt;DCP-J152W&lt;/td&gt;&lt;/tr&gt;&lt;tr&gt;&lt;td&gt;i250&lt;/td&gt;&lt;td&gt;Brother&lt;/td&gt;&lt;td&gt;HL-L2320D&lt;/td&gt;&lt;/tr&gt;&lt;tr&gt;&lt;td&gt;i251&lt;/td&gt;&lt;td&gt;HP&lt;/td&gt;&lt;td&gt;OfficeJet 5255&lt;/td&gt;&lt;/tr&gt;&lt;tr&gt;&lt;td&gt;i252&lt;/td&gt;&lt;td&gt;Lexmark&lt;/td&gt;&lt;td&gt;MC3224dwe&lt;/td&gt;&lt;/tr&gt;&lt;tr&gt;&lt;td&gt;i251&lt;/td&gt;&lt;td&gt;Lexmark&lt;/td&gt;&lt;td&gt;CS410dn&lt;/td&gt;&lt;/tr&gt;&lt;tr&gt;&lt;td&gt;i253&lt;/td&gt;&lt;td&gt;Epson&lt;/td&gt;&lt;td&gt;Workforce Pro WF-3720&lt;/td&gt;&lt;/tr&gt;&lt;tr&gt;&lt;td&gt;i254&lt;/td&gt;&lt;td&gt;Dell&lt;/td&gt;&lt;td&gt;E310dw&lt;/td&gt;&lt;/tr&gt;&lt;tr&gt;&lt;td&gt;i255&lt;/td&gt;&lt;td&gt;OKI&lt;/td&gt;&lt;td&gt;Microline 320 Turbo&lt;/td&gt;&lt;/tr&gt;&lt;tr&gt;&lt;td&gt;i256&lt;/td&gt;&lt;td&gt;Xerox&lt;/td&gt;&lt;td&gt;Phaser 6510/DNI&lt;/td&gt;&lt;/tr&gt;&lt;tr&gt;&lt;td&gt;i252&lt;/td&gt;&lt;td&gt;OKI&lt;/td&gt;&lt;td&gt;Microline 420&lt;/td&gt;&lt;/tr&gt;&lt;tr&gt;&lt;td&gt;i253&lt;/td&gt;&lt;td&gt;Samsung&lt;/td&gt;&lt;td&gt;Xpress M2020W&lt;/td&gt;&lt;/tr&gt;&lt;tr&gt;&lt;td&gt;i254&lt;/td&gt;&lt;td&gt;HP&lt;/td&gt;&lt;td&gt;Officejet Pro 6970&lt;/td&gt;&lt;/tr&gt;&lt;tr&gt;&lt;td&gt;i255&lt;/td&gt;&lt;td&gt;Canon&lt;/td&gt;&lt;td&gt;LBP6030w&lt;/td&gt;&lt;/tr&gt;&lt;tr&gt;&lt;td&gt;i256&lt;/td&gt;&lt;td&gt;Brother&lt;/td&gt;&lt;td&gt;HL-2240&lt;/td&gt;&lt;/tr&gt;&lt;tr&gt;&lt;td&gt;i257&lt;/td&gt;&lt;td&gt;Epson&lt;/td&gt;&lt;td&gt;Expression Home XP-3100&lt;/td&gt;&lt;/tr&gt;&lt;tr&gt;&lt;td&gt;i258&lt;/td&gt;&lt;td&gt;HP&lt;/td&gt;&lt;td&gt;LaserJet Pro M102w&lt;/td&gt;&lt;/tr&gt;&lt;tr&gt;&lt;td&gt;i259&lt;/td&gt;&lt;td&gt;OKI&lt;/td&gt;&lt;td&gt;Microline 390 Turbo&lt;/td&gt;&lt;/tr&gt;&lt;tr&gt;&lt;td&gt;i260&lt;/td&gt;&lt;td&gt;Samsung&lt;/td&gt;&lt;td&gt;ML-2165W&lt;/td&gt;&lt;/tr&gt;&lt;tr&gt;&lt;td&gt;i261&lt;/td&gt;&lt;td&gt;Canon&lt;/td&gt;&lt;td&gt;PIXMA TS6320&lt;/td&gt;&lt;/tr&gt;&lt;tr&gt;&lt;td&gt;i262&lt;/td&gt;&lt;td&gt;Brother&lt;/td&gt;&lt;td&gt;HL-L2350DW&lt;/td&gt;&lt;/tr&gt;&lt;tr&gt;&lt;td&gt;i263&lt;/td&gt;&lt;td&gt;Epson&lt;/td&gt;&lt;td&gt;FX-890II&lt;/td&gt;&lt;/tr&gt;&lt;tr&gt;&lt;td&gt;i264&lt;/td&gt;&lt;td&gt;HP&lt;/td&gt;&lt;td&gt;LaserJet Pro M15w&lt;/td&gt;&lt;/tr&gt;&lt;/table&gt;&lt;/body&gt;&lt;/html&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11:41:17.196000000</meta:creation-date>
    <dc:date>2024-02-27T14:15:31.600000000</dc:date>
    <meta:editing-duration>PT1H23M20S</meta:editing-duration>
    <meta:editing-cycles>3</meta:editing-cycles>
    <meta:generator>LibreOffice/7.4.6.2$Windows_X86_64 LibreOffice_project/5b1f5509c2decdade7fda905e3e1429a67acd63d</meta:generator>
    <meta:document-statistic meta:table-count="0" meta:image-count="0" meta:object-count="0" meta:page-count="4" meta:paragraph-count="65" meta:word-count="393" meta:character-count="4918" meta:non-whitespace-character-count="4447"/>
  </office:meta>
</office:document-meta>
</file>